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paragraph-properties fo:text-align="start" style:justify-single-word="false"/>
      <style:text-properties officeooo:rsid="000fc518" officeooo:paragraph-rsid="000fc518"/>
    </style:style>
    <style:style style:name="P2" style:family="paragraph" style:parent-style-name="Preformatted_20_Text">
      <style:paragraph-properties fo:text-align="center" style:justify-single-word="false"/>
      <style:text-properties officeooo:rsid="000f4e48" officeooo:paragraph-rsid="000f4e48"/>
    </style:style>
    <style:style style:name="P3" style:family="paragraph" style:parent-style-name="Preformatted_20_Text">
      <style:paragraph-properties fo:text-align="start" style:justify-single-word="false"/>
      <style:text-properties officeooo:rsid="000f4e48" officeooo:paragraph-rsid="000f4e48"/>
    </style:style>
    <style:style style:name="P4" style:family="paragraph" style:parent-style-name="Preformatted_20_Text">
      <style:paragraph-properties fo:line-height="125%"/>
    </style:style>
    <style:style style:name="P5" style:family="paragraph" style:parent-style-name="Preformatted_20_Text">
      <style:paragraph-properties fo:line-height="125%"/>
      <style:text-properties fo:color="#333333" loext:opacity="100%"/>
    </style:style>
    <style:style style:name="P6" style:family="paragraph" style:parent-style-name="Preformatted_20_Text">
      <style:text-properties officeooo:rsid="001367a5" officeooo:paragraph-rsid="001367a5"/>
    </style:style>
    <style:style style:name="P7" style:family="paragraph" style:parent-style-name="Preformatted_20_Text">
      <style:paragraph-properties fo:margin-top="0cm" fo:margin-bottom="0.499cm" style:contextual-spacing="false" fo:line-height="125%"/>
    </style:style>
    <style:style style:name="P8" style:family="paragraph" style:parent-style-name="Preformatted_20_Text">
      <style:paragraph-properties fo:margin-top="0cm" fo:margin-bottom="0.499cm" style:contextual-spacing="false" fo:line-height="125%"/>
      <style:text-properties fo:color="#333333" loext:opacity="100%"/>
    </style:style>
    <style:style style:name="P9" style:family="paragraph" style:parent-style-name="Subtitle">
      <style:text-properties officeooo:rsid="000be453" officeooo:paragraph-rsid="000be453"/>
    </style:style>
    <style:style style:name="P10" style:family="paragraph" style:parent-style-name="Text_20_body">
      <style:text-properties officeooo:rsid="000be453" officeooo:paragraph-rsid="000be453"/>
    </style:style>
    <style:style style:name="P11" style:family="paragraph" style:parent-style-name="Text_20_body">
      <style:text-properties officeooo:rsid="000e3794" officeooo:paragraph-rsid="000e3794"/>
    </style:style>
    <style:style style:name="P12" style:family="paragraph" style:parent-style-name="Text_20_body">
      <style:paragraph-properties fo:text-align="center" style:justify-single-word="false"/>
      <style:text-properties fo:font-style="italic" style:font-style-asian="italic" style:font-style-complex="italic"/>
    </style:style>
    <style:style style:name="P13" style:family="paragraph" style:parent-style-name="Text_20_body">
      <style:paragraph-properties fo:text-align="center" style:justify-single-word="false"/>
      <style:text-properties fo:font-style="italic" officeooo:rsid="000e3794" officeooo:paragraph-rsid="000e3794" style:font-style-asian="italic" style:font-style-complex="italic"/>
    </style:style>
    <style:style style:name="P14" style:family="paragraph" style:parent-style-name="Text_20_body">
      <style:text-properties officeooo:rsid="000f4e48" officeooo:paragraph-rsid="000f4e48"/>
    </style:style>
    <style:style style:name="P15" style:family="paragraph" style:parent-style-name="Text_20_body">
      <style:paragraph-properties fo:text-align="start" style:justify-single-word="false"/>
      <style:text-properties officeooo:rsid="000f4e48" officeooo:paragraph-rsid="000f4e48"/>
    </style:style>
    <style:style style:name="P16" style:family="paragraph" style:parent-style-name="Text_20_body">
      <style:paragraph-properties fo:text-align="start" style:justify-single-word="false"/>
      <style:text-properties officeooo:rsid="000fc518" officeooo:paragraph-rsid="000fc518"/>
    </style:style>
    <style:style style:name="P17" style:family="paragraph" style:parent-style-name="Text_20_body">
      <style:paragraph-properties fo:text-align="start" style:justify-single-word="false"/>
      <style:text-properties officeooo:rsid="00112dd6" officeooo:paragraph-rsid="00112dd6"/>
    </style:style>
    <style:style style:name="P18" style:family="paragraph" style:parent-style-name="Text_20_body">
      <style:text-properties officeooo:rsid="001367a5" officeooo:paragraph-rsid="001367a5"/>
    </style:style>
    <style:style style:name="P19" style:family="paragraph" style:parent-style-name="Title">
      <style:text-properties officeooo:rsid="000be453" officeooo:paragraph-rsid="000be453"/>
    </style:style>
    <style:style style:name="T1" style:family="text">
      <style:text-properties officeooo:rsid="000be453"/>
    </style:style>
    <style:style style:name="T2" style:family="text">
      <style:text-properties officeooo:rsid="000ce208"/>
    </style:style>
    <style:style style:name="T3" style:family="text">
      <style:text-properties officeooo:rsid="00110589"/>
    </style:style>
    <style:style style:name="T4" style:family="text">
      <style:text-properties fo:color="#333333" loext:opacity="100%"/>
    </style:style>
    <style:style style:name="T5" style:family="text">
      <style:text-properties fo:background-color="#fff0f0" loext:char-shading-value="0"/>
    </style:style>
    <style:style style:name="T6" style:family="text">
      <style:text-properties fo:color="#008800" loext:opacity="100%" fo:font-weight="bold"/>
    </style:style>
    <style:style style:name="T7" style:family="text">
      <style:text-properties fo:color="#008800" loext:opacity="100%" officeooo:rsid="0013f234"/>
    </style:style>
    <style:style style:name="T8" style:family="text">
      <style:text-properties fo:color="#333399" loext:opacity="100%" fo:font-weight="bold"/>
    </style:style>
    <style:style style:name="T9" style:family="text">
      <style:text-properties fo:color="#0000dd" loext:opacity="100%" fo:font-weight="bold"/>
    </style:style>
    <style:style style:name="T10" style:family="text">
      <style:text-properties fo:color="#0000cc" loext:opacity="100%"/>
    </style:style>
    <style:style style:name="T11" style:family="text">
      <style:text-properties fo:color="#bb0066" loext:opacity="100%" fo:font-weight="bold"/>
    </style:style>
    <style:style style:name="T12" style:family="text">
      <style:text-properties fo:color="#0066bb" loext:opacity="100%" fo:font-weight="bold"/>
    </style:style>
    <style:style style:name="T13" style:family="text">
      <style:text-properties officeooo:rsid="0013f2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Oblig 1 – Programmering 2</text:p>
      <text:p text:style-name="P9">Thomas Waaler</text:p>
      <text:h text:style-name="Heading_20_2" text:outline-level="2">Oppgave 1.<text:span text:style-name="T1">1</text:span></text:h>
      <text:p text:style-name="P10">JRE, altså Java Runtime Environment, er hva som trengs for å kjøre Java applikasjoner. JRE er det eneste sluttbrukeren trenger. Siden Java blir kjørt i en VM, ved bruk av Java Virtual Machine, er det enklere å utvikle for flere type plattformer.</text:p>
      <text:p text:style-name="P10">Dersom man skal utvikle Java applikasjoner trenger man JDK, Java Development Kit, som inneholder alle verktøy man trenger for utvikling. <text:span text:style-name="T2">Denne pakken inneholder også JRE, så da trenger man bare å skaffe seg JDK.</text:span></text:p>
      <text:h text:style-name="Heading_20_2" text:outline-level="2">Oppgave 1.2</text:h>
      <text:p text:style-name="P11">Flyten av hvordan Java applikasjoner blir bygget og kjørt er som følgene; Si vi har en Java source fil kalt MyFirstProgram.java. For å kunne kjørt dette programmet må vi først kompilere, som vi kan gjøre ved å skrive følgene i terminalen:</text:p>
      <text:p text:style-name="P12">javac MyFirstProgram.java</text:p>
      <text:p text:style-name="P11">Dette vil gi oss en bytekode fil kalt MyFirstProgram.class, som er leselig for JVM’en. Deretter for å kjøre programmet vårt kan vi skrive følgene i terminalen:</text:p>
      <text:p text:style-name="P13">java MyFirstProgram</text:p>
      <text:h text:style-name="Heading_20_2" text:outline-level="2">Oppgave 1.3</text:h>
      <text:p text:style-name="P14">Compile-time error er feil som oppstår når man kompilerer programmet. Oppstår når man har feil i syntaks og/eller semantikk. For eksempel:</text:p>
      <text:p text:style-name="P3">string myString <text:span text:style-name="T4">=</text:span> <text:span text:style-name="T5">"This is my string!"</text:span><text:span text:style-name="T4">;</text:span></text:p>
      <text:p text:style-name="P2"><text:span text:style-name="T4"/></text:p>
      <text:p text:style-name="P15">Her vil vi få error når vi prøver å kompilere siden det skal være String og ikke string.</text:p>
      <text:p text:style-name="P16">En Runtime error er feil som kan oppstå selv etter at programmet er kompilert riktig. Dette er vanligvis logiske feil som ikke har blitt plukket opp under kompilering eller noen andre ting som at man forsøker å dele på 0 osv. <text:span text:style-name="T3">Et eksempel på runtime error kan være:</text:span></text:p>
      <text:p text:style-name="P1"><text:span text:style-name="T6">for</text:span> <text:span text:style-name="T4">(</text:span><text:span text:style-name="T8">int</text:span> i <text:span text:style-name="T4">=</text:span> <text:span text:style-name="T9">5</text:span><text:span text:style-name="T4">;</text:span> i <text:span text:style-name="T4">&gt;</text:span> <text:span text:style-name="T4">-</text:span><text:span text:style-name="T9">5</text:span><text:span text:style-name="T4">;</text:span> i<text:span text:style-name="T4">--)</text:span> <text:span text:style-name="T4">{</text:span></text:p>
      <text:p text:style-name="P4"><text:s text:c="4"/><text:span text:style-name="T8">int</text:span> newNum <text:span text:style-name="T4">=</text:span> <text:span text:style-name="T9">100</text:span> <text:span text:style-name="T4">/</text:span> i<text:span text:style-name="T4">;</text:span></text:p>
      <text:p text:style-name="P4"><text:s text:c="4"/>System<text:span text:style-name="T4">.</text:span><text:span text:style-name="T10">out</text:span><text:span text:style-name="T4">.</text:span><text:span text:style-name="T10">println</text:span><text:span text:style-name="T4">(</text:span><text:span text:style-name="T5">"100 devided by "</text:span> <text:span text:style-name="T4">+</text:span> i <text:span text:style-name="T4">+</text:span> <text:span text:style-name="T5">" = "</text:span> <text:span text:style-name="T4">+</text:span> newNum<text:span text:style-name="T4">);</text:span></text:p>
      <text:p text:style-name="P8">}</text:p>
      <text:p text:style-name="P17">Her vil vi bare få en error når vi prøver å kjøre koden og variabelet i har inkrementert til 0. Da vil man få en ArithmeticException siden man prøver å dele 100 på 0, som ikke er mulig.</text:p>
      <text:h text:style-name="Heading_20_2" text:outline-level="2"><text:soft-page-break/>Oppgave 1.4</text:h>
      <text:p text:style-name="P18">En klasse er en mal for hvordan et objekt skal være satt opp og hvordan den virker. Eksempel på en klasse som har ett privat variabel som har getter og setter, og klassen har en konstruktør som instanserer variabelet.</text:p>
      <text:p text:style-name="P6"><text:span text:style-name="T6">class</text:span> <text:span text:style-name="T11">MyClass</text:span></text:p>
      <text:p text:style-name="P5">{</text:p>
      <text:p text:style-name="P4"><text:s text:c="4"/><text:span text:style-name="T6">private</text:span> String someText<text:span text:style-name="T4">;</text:span></text:p>
      <text:p text:style-name="P4"><text:s text:c="8"/></text:p>
      <text:p text:style-name="P4"><text:s text:c="4"/><text:span text:style-name="T6">public</text:span> <text:span text:style-name="T12">MyClass</text:span><text:span text:style-name="T4">()</text:span> <text:span text:style-name="T4">{</text:span></text:p>
      <text:p text:style-name="P4"><text:s text:c="8"/>someText <text:span text:style-name="T4">=</text:span> <text:span text:style-name="T5">"Placeholder text"</text:span><text:span text:style-name="T4">;</text:span></text:p>
      <text:p text:style-name="P4"><text:s text:c="4"/><text:span text:style-name="T4">}</text:span></text:p>
      <text:p text:style-name="P4"><text:s text:c="8"/></text:p>
      <text:p text:style-name="P4"><text:s text:c="4"/><text:span text:style-name="T6">public</text:span> <text:span text:style-name="T8">void</text:span> <text:span text:style-name="T12">setSomeText</text:span><text:span text:style-name="T4">(</text:span>String text<text:span text:style-name="T4">)</text:span> <text:span text:style-name="T4">{</text:span></text:p>
      <text:p text:style-name="P4"><text:s text:c="8"/>someText <text:span text:style-name="T4">=</text:span> text<text:span text:style-name="T4">;</text:span></text:p>
      <text:p text:style-name="P4"><text:s text:c="4"/><text:span text:style-name="T4">}</text:span></text:p>
      <text:p text:style-name="P4"><text:s text:c="8"/></text:p>
      <text:p text:style-name="P4"><text:s text:c="4"/><text:span text:style-name="T6">public</text:span> String <text:span text:style-name="T12">getSomeText</text:span><text:span text:style-name="T4">()</text:span> <text:span text:style-name="T4">{</text:span></text:p>
      <text:p text:style-name="P4"><text:s text:c="8"/><text:span text:style-name="T6">return</text:span> someText<text:span text:style-name="T4">;</text:span></text:p>
      <text:p text:style-name="P4"><text:s text:c="4"/><text:span text:style-name="T4">}</text:span></text:p>
      <text:p text:style-name="P8">}</text:p>
      <text:p text:style-name="P18">Men å ha en klasse gjør ingenting med mindre vi bruker den klassen til å opprette ett objekt. <text:span text:style-name="T13">Først lager vi et variabel som bruker MyClass som datatypen og instanserer kontruktøren ved bruk av </text:span><text:span text:style-name="T7">new</text:span><text:span text:style-name="T13">. Da har man opprettet et objekt og kan kalle metodene osv.</text:span></text:p>
      <text:p text:style-name="P6">MyClass myClass <text:span text:style-name="T4">=</text:span> <text:span text:style-name="T6">new</text:span> MyClass<text:span text:style-name="T4">();</text:span></text:p>
      <text:p text:style-name="P4">myClass<text:span text:style-name="T4">.</text:span><text:span text:style-name="T10">setSomeText</text:span><text:span text:style-name="T4">(</text:span><text:span text:style-name="T5">"Some other text!"</text:span><text:span text:style-name="T4">);</text:span></text:p>
      <text:p text:style-name="P7">System<text:span text:style-name="T4">.</text:span><text:span text:style-name="T10">out</text:span><text:span text:style-name="T4">.</text:span><text:span text:style-name="T10">println</text:span><text:span text:style-name="T4">(</text:span> myClass<text:span text:style-name="T4">.</text:span><text:span text:style-name="T10">getSomeText</text:span><text:span text:style-name="T4">()</text:span> <text:span text:style-name="T4">);</text:span></text:p>
      <text:p text:style-name="P18"/>
      <text:p text:style-name="P10"/>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b" fo:country="NO"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b" fo:country="NO"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7T19:46:49.615000000</meta:creation-date>
    <dc:date>2022-01-27T20:47:31.910000000</dc:date>
    <meta:editing-duration>PT18M24S</meta:editing-duration>
    <meta:editing-cycles>7</meta:editing-cycles>
    <meta:generator>LibreOffice/7.1.5.2$Windows_X86_64 LibreOffice_project/85f04e9f809797b8199d13c421bd8a2b025d52b5</meta:generator>
    <meta:document-statistic meta:table-count="0" meta:image-count="0" meta:object-count="0" meta:page-count="2" meta:paragraph-count="42" meta:word-count="450" meta:character-count="2666" meta:non-whitespace-character-count="2171"/>
  </office:meta>
</office:document-meta>
</file>